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f39f3d" draw:marker-start="" draw:marker-start-width="0.3cm" draw:marker-start-center="false" draw:marker-end="" draw:marker-end-width="0.3cm" draw:marker-end-center="false" draw:fill="solid" draw:fill-color="#f39f3d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182c5" draw:marker-start="" draw:marker-start-width="0.3cm" draw:marker-start-center="false" draw:marker-end="" draw:marker-end-width="0.3cm" draw:marker-end-center="false" draw:fill="solid" draw:fill-color="#0182c5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f39f3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0182c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269cm" svg:height="1.015cm" svg:x="9.796cm" svg:y="15.162cm" svg:viewBox="0 0 1270 1016" draw:points="0,1016 0,508 508,0 1270,762 1270,1016">
            <text:p/>
          </draw:polygon>
          <draw:line draw:style-name="gr2" draw:text-style-name="P2" draw:layer="layout" svg:x1="9.288cm" svg:y1="14.654cm" svg:x2="12.082cm" svg:y2="15.416cm">
            <text:p/>
          </draw:line>
          <draw:polygon draw:style-name="gr3" draw:text-style-name="P3" draw:layer="layout" svg:width="1.269cm" svg:height="1.015cm" svg:x="10.405cm" svg:y="13.74cm" svg:viewBox="0 0 1270 1016" draw:points="0,1016 0,508 508,0 1270,762 1270,1016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1:16:20.246355200</meta:creation-date>
    <dc:date>2018-04-10T11:16:48.489521046</dc:date>
    <meta:editing-duration>PT28S</meta:editing-duration>
    <meta:editing-cycles>1</meta:editing-cycles>
    <meta:document-statistic meta:object-count="4"/>
    <meta:generator>LibreOffice/6.0.0.3$MacOSX_X86_64 LibreOffice_project/64a0f66915f38c6217de274f0aa8e15618924765</meta:generator>
  </office:meta>
</office:document-meta>
</file>